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baseReade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Reader.getMime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abaseReader.configure( Configuration con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atabaseReader.getQuery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DatabaseReader.modifiedSince( ResultSet set , Request request , Response respon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atabaseReader.getValidit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atabaseRead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abaseReader.serialize( Response respons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atabaseReader.gener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atabaseReader.setup( SourceResolver resolver , Map objectModel , String src , Parameters pa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DatabaseReader.setDataSource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Reader.recycl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34">
            <text:p text:style-name="Table_20_Contents">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